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ctl00_MPH_lblAgentName"/>Leon C. </text:p>
      <text:section text:style-name="Sect1" text:name="agent">
        <text:p text:style-name="Standard">Employee </text:p>
      </text:section>
      <text:section text:style-name="Sect1" text:name="ChatArea">
        <text:p text:style-name="Standard"><text:bookmark text:name="ctl00_MPH_lblChatContent"/>Serge Baduk: <text:bookmark text:name="chatLine1"/>Dear Sir/Madam, These are the system requirements for the application I want to install. Which plan will provide me all these prerequisites? PHP &gt;= 5.5.9 OpenSSL PHP Extension PDO PHP Extension Mbstring PHP Extension Tokenizer PHP Extension Fileinfo PHP Extension GD PHP Extension + MySQL Thank you, Serge</text:p>
        <text:p text:style-name="Standard">Leon C.: <text:bookmark text:name="chatLine2"/>Thank you for contacting Newtek, <text:line-break/>I’m currently reviewing your request.</text:p>
        <text:p text:style-name="Standard">Leon C.: <text:bookmark text:name="chatLine3"/>Hello. My name is Leon with Technical Support. I’ll be happy to help with your issue</text:p>
        <text:p text:style-name="Standard">Serge Baduk: <text:bookmark text:name="chatLine4"/>Hello, Leon</text:p>
        <text:p text:style-name="Standard">Leon C.: <text:bookmark text:name="chatLine5"/>v</text:p>
        <text:p text:style-name="Standard">Leon C.: <text:bookmark text:name="chatLine6"/>May I start off with your PIN number please?</text:p>
        <text:p text:style-name="Standard">Serge Baduk: <text:bookmark text:name="chatLine7"/>well, this is for a new account, so why do you want pin?</text:p>
        <text:p text:style-name="Standard">Leon C.: <text:bookmark text:name="chatLine8"/>I need to verify your account and you as the account holder.</text:p>
        <text:p text:style-name="Standard">Serge Baduk: <text:bookmark text:name="chatLine9"/>give me a second</text:p>
        <text:p text:style-name="Standard">Serge Baduk: <text:bookmark text:name="chatLine10"/>1010</text:p>
        <text:p text:style-name="Standard">Leon C.: <text:bookmark text:name="chatLine11"/>Thank You for that.</text:p>
        <text:p text:style-name="Standard">Serge Baduk: <text:bookmark text:name="chatLine12"/>any time</text:p>
        <text:p text:style-name="Standard">Leon C.: <text:bookmark text:name="chatLine13"/>So you are looking for a plan the would meet these requirements.</text:p>
        <text:p text:style-name="Standard">Serge Baduk: <text:bookmark text:name="chatLine14"/>yes</text:p>
        <text:p text:style-name="Standard">Leon C.: <text:bookmark text:name="chatLine15"/>I would direct you to this site were the plans are listed and a full description of services they provide are also layed out for comparison.</text:p>
        <text:p text:style-name="Standard">Leon C.: <text:bookmark text:name="chatLine16"/><text:a xlink:type="simple" xlink:href="http://webservices.thesba.com/linux-web-hosting/" office:target-frame-name="_blank" xlink:show="new">http://webservices.thesba.com/linux-web-hosting/</text:a></text:p>
        <text:p text:style-name="Standard">Serge Baduk: <text:bookmark text:name="chatLine17"/>I saw this site</text:p>
        <text:p text:style-name="Standard">Serge Baduk: <text:bookmark text:name="chatLine18"/>Only after reviewing it I decided to contact you</text:p>
        <text:p text:style-name="Standard">Serge Baduk: <text:bookmark text:name="chatLine19"/>because many of the extensions are not listed on the site, but they may be included</text:p>
        <text:p text:style-name="Standard">Serge Baduk: <text:bookmark text:name="chatLine20"/>you should know that, right?</text:p>
        <text:p text:style-name="Standard">Leon C.: <text:bookmark text:name="chatLine21"/>May I have 3- 5 minutes to investigate this?</text:p>
        <text:p text:style-name="Standard">Serge Baduk: <text:bookmark text:name="chatLine22"/>yes, of course</text:p>
        <text:p text:style-name="Standard">Leon C.: <text:bookmark text:name="chatLine23"/>I will have to with a developer to determine which plan includes all PHP Modules. Allow me a few minutes more.</text:p>
        <text:p text:style-name="Standard">Serge Baduk: <text:bookmark text:name="chatLine24"/>OK</text:p>
        <text:p text:style-name="Standard">Leon C.: <text:bookmark text:name="chatLine25"/>I appreciate your patience.</text:p>
        <text:p text:style-name="Standard">Serge Baduk: <text:bookmark text:name="chatLine26"/>no problem, what did the developer say?</text:p>
        <text:p text:style-name="Standard">Leon C.: <text:bookmark text:name="chatLine27"/>I am being informed that most of the Linux plans would be able to support the modules you have listed.</text:p>
        <text:p text:style-name="Standard">Serge Baduk: <text:bookmark text:name="chatLine28"/>"most" meaning the Developer plan as well?</text:p>
        <text:p text:style-name="Standard">Leon C.: <text:bookmark text:name="chatLine29"/>yes in answer t your question</text:p>
        <text:p text:style-name="Standard">Serge Baduk: <text:bookmark text:name="chatLine30"/>OK, thank you, Leon, I will proceed with creating a hosting account.</text:p>
        <text:p text:style-name="Standard">Leon C.: <text:bookmark text:name="chatLine31"/>Anything else I can help you with?</text:p>
        <text:p text:style-name="Standard">Serge Baduk: <text:bookmark text:name="chatLine32"/>no, have a good day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B</meta:initial-creator>
    <meta:creation-date>2017-07-10T10:36:28</meta:creation-date>
    <meta:document-statistic meta:table-count="0" meta:image-count="0" meta:object-count="0" meta:page-count="1" meta:paragraph-count="34" meta:word-count="365" meta:character-count="2011"/>
    <dc:date>2017-07-10T10:37:24</dc:date>
    <dc:creator>S B</dc:creator>
    <meta:editing-duration>PT59S</meta:editing-duration>
    <meta:editing-cycles>1</meta:editing-cycles>
    <meta:generator>OpenOffice/4.0.1$Unix OpenOffice.org_project/401m5$Build-9714</meta:generator>
  </office:meta>
</office:document-meta>
</file>